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16000002E200000213E52F90DB.svm" manifest:media-type=""/>
  <manifest:file-entry manifest:full-path="Pictures/2000000F00000205000001D44602481D.svm" manifest:media-type=""/>
  <manifest:file-entry manifest:full-path="Pictures/2000000F000001A2000001D4AD171BBF.svm" manifest:media-type=""/>
  <manifest:file-entry manifest:full-path="Pictures/2000000F0000019B000001D4D468B9FE.svm" manifest:media-type=""/>
  <manifest:file-entry manifest:full-path="Pictures/20000016000002A30000021301CC7D7C.svm" manifest:media-type=""/>
  <manifest:file-entry manifest:full-path="Pictures/200000160000027000000213C92EDA81.svm" manifest:media-type=""/>
  <manifest:file-entry manifest:full-path="Pictures/2000001600000309000001D4A7AD6ED8.svm" manifest:media-type=""/>
  <manifest:file-entry manifest:full-path="Pictures/200000160000026F00000213B5B33B17.svm" manifest:media-type=""/>
  <manifest:file-entry manifest:full-path="Pictures/2000000F0000019D000001D4BA8F0186.svm" manifest:media-type=""/>
  <manifest:file-entry manifest:full-path="Pictures/2000000F000001B8000001D450EC65CA.svm" manifest:media-type=""/>
  <manifest:file-entry manifest:full-path="Pictures/20000016000002A8000002131738F0EC.svm" manifest:media-type=""/>
  <manifest:file-entry manifest:full-path="Pictures/200000160000026000000213B176DE0D.svm" manifest:media-type=""/>
  <manifest:file-entry manifest:full-path="Pictures/20000016000002DE000002131FB95032.svm" manifest:media-type=""/>
  <manifest:file-entry manifest:full-path="Pictures/200000160000027B00000213489A17A1.svm" manifest:media-type=""/>
  <manifest:file-entry manifest:full-path="Pictures/200000160000028D000002136884768D.svm" manifest:media-type=""/>
  <manifest:file-entry manifest:full-path="Pictures/200000160000027A00000213495077A2.svm" manifest:media-type=""/>
  <manifest:file-entry manifest:full-path="Pictures/20000016000002600000021389D02B3E.svm" manifest:media-type=""/>
  <manifest:file-entry manifest:full-path="Pictures/20000016000002DD000002136324B1A4.svm" manifest:media-type=""/>
  <manifest:file-entry manifest:full-path="Pictures/2000001D000003D50000021377AAC380.svm" manifest:media-type=""/>
  <manifest:file-entry manifest:full-path="Pictures/2000001600000280000002138522C9D7.svm" manifest:media-type=""/>
  <manifest:file-entry manifest:full-path="Pictures/20000016000002DA00000213EF6B1897.svm" manifest:media-type=""/>
  <manifest:file-entry manifest:full-path="Pictures/20000016000002FC00000213D3B0D3AE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d1d" officeooo:paragraph-rsid="001cbd1d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 style:list-style-name="L1">
      <style:graphic-properties draw:stroke="solid" draw:stroke-dash="Dashed_20__28_var_29__20_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">
      <style:graphic-properties draw:stroke="solid" draw:stroke-dash="Dashed_20__28_var_29__20_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53cm" fo:min-width="0.7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448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5">
      <style:graphic-properties draw:stroke="solid" draw:stroke-dash="Dashed_20__28_var_29__20_5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6">
      <style:graphic-properties draw:stroke="solid" draw:stroke-dash="Dashed_20__28_var_29__20_6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7">
      <style:graphic-properties draw:stroke="solid" draw:stroke-dash="Dashed_20__28_var_29__20_7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8">
      <style:graphic-properties draw:stroke="solid" draw:stroke-dash="Dashed_20__28_var_29__20_8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9">
      <style:graphic-properties draw:stroke="solid" draw:stroke-dash="Dashed_20__28_var_29__20_9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0">
      <style:graphic-properties draw:stroke="solid" draw:stroke-dash="Dashed_20__28_var_29__20_10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3">
      <style:graphic-properties draw:stroke="solid" draw:stroke-dash="Dashed_20__28_var_29__20_11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4">
      <style:graphic-properties draw:stroke="solid" draw:stroke-dash="Dashed_20__28_var_29__20_12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5">
      <style:graphic-properties draw:stroke="solid" draw:stroke-dash="Dashed_20__28_var_29__20_13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8" style:family="graphic" style:list-style-name="L16">
      <style:graphic-properties draw:stroke="solid" draw:stroke-dash="Dashed_20__28_var_29__20_1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9" style:family="graphic" style:list-style-name="L17">
      <style:graphic-properties draw:stroke="solid" draw:stroke-dash="Dashed_20__28_var_29__20_15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9">
      <style:graphic-properties draw:stroke="solid" draw:stroke-dash="Dashed_20__28_var_29__20_16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0">
      <style:graphic-properties draw:stroke="solid" draw:stroke-dash="Dashed_20__28_var_29__20_17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3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3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3">
      <style:graphic-properties draw:stroke="solid" draw:stroke-dash="Dashed_20__28_var_29__20_18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62cm" fo:min-width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5">
      <style:graphic-properties draw:stroke="solid" draw:stroke-dash="Dashed_20__28_var_29__20_19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6">
      <style:graphic-properties draw:stroke="solid" draw:stroke-dash="Dashed_20__28_var_29__20_20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7">
      <style:graphic-properties draw:stroke="solid" draw:stroke-dash="Dashed_20__28_var_29__20_21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8">
      <style:graphic-properties draw:stroke="solid" draw:stroke-dash="Dashed_20__28_var_29__20_22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29">
      <style:graphic-properties draw:stroke="solid" draw:stroke-dash="Dashed_20__28_var_29__20_23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0">
      <style:graphic-properties draw:stroke="solid" draw:stroke-dash="Dashed_20__28_var_29__20_2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1">
      <style:graphic-properties draw:stroke="solid" draw:stroke-dash="Dashed_20__28_var_29__20_25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2">
      <style:graphic-properties draw:stroke="solid" draw:stroke-dash="Dashed_20__28_var_29__20_26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3">
      <style:graphic-properties draw:stroke="solid" draw:stroke-dash="Dashed_20__28_var_29__20_27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4">
      <style:graphic-properties draw:stroke="solid" draw:stroke-dash="Dashed_20__28_var_29__20_28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51cm" fo:min-width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39">
      <style:graphic-properties draw:stroke="solid" draw:stroke-dash="Dashed_20__28_var_29__20_29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0">
      <style:graphic-properties draw:stroke="solid" draw:stroke-dash="Dashed_20__28_var_29__20_30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41">
      <style:graphic-properties draw:stroke="solid" draw:stroke-dash="Dashed_20__28_var_29__20_31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2">
      <style:graphic-properties draw:stroke="solid" draw:stroke-dash="Dashed_20__28_var_29__20_32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3">
      <style:graphic-properties draw:stroke="solid" draw:stroke-dash="Dashed_20__28_var_29__20_33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3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5">
      <style:graphic-properties draw:stroke="solid" draw:stroke-dash="Dashed_20__28_var_29__20_3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6">
      <style:graphic-properties draw:stroke="solid" draw:stroke-dash="Dashed_20__28_var_29__20_35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9" style:family="graphic" style:list-style-name="L47">
      <style:graphic-properties draw:stroke="solid" draw:stroke-dash="Dashed_20__28_var_29__20_36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0" style:family="graphic" style:list-style-name="L48">
      <style:graphic-properties draw:stroke="solid" draw:stroke-dash="Dashed_20__28_var_29__20_37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49">
      <style:graphic-properties draw:stroke="solid" draw:stroke-dash="Dashed_20__28_var_29__20_38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52">
      <style:graphic-properties draw:stroke="solid" draw:stroke-dash="Dashed_20__28_var_29__20_39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3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54">
      <style:graphic-properties draw:stroke="solid" draw:stroke-dash="Dashed_20__28_var_29__20_40" svg:stroke-width="0.101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55">
      <style:graphic-properties draw:stroke="solid" draw:stroke-dash="Dashed_20__28_var_29__20_41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57">
      <style:graphic-properties draw:stroke="solid" draw:stroke-dash="Dashed_20__28_var_29__20_42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58">
      <style:graphic-properties draw:stroke="solid" draw:stroke-dash="Dashed_20__28_var_29__20_43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59">
      <style:graphic-properties draw:stroke="solid" draw:stroke-dash="Dashed_20__28_var_29__20_4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60">
      <style:graphic-properties draw:stroke="solid" draw:stroke-dash="Dashed_20__28_var_29__20_45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61">
      <style:graphic-properties draw:stroke="solid" draw:stroke-dash="Dashed_20__28_var_29__20_46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62">
      <style:graphic-properties draw:stroke="solid" draw:stroke-dash="Dashed_20__28_var_29__20_47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63">
      <style:graphic-properties draw:stroke="solid" draw:stroke-dash="Dashed_20__28_var_29__20_48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64">
      <style:graphic-properties draw:stroke="solid" draw:stroke-dash="Dashed_20__28_var_29__20_49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65">
      <style:graphic-properties draw:stroke="solid" draw:stroke-dash="Dashed_20__28_var_29__20_50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66">
      <style:graphic-properties draw:stroke="solid" draw:stroke-dash="Dashed_20__28_var_29__20_51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1" style:family="graphic" style:list-style-name="L68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372cm" fo:min-width="2.09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2" style:family="graphic" style:list-style-name="L69">
      <style:graphic-properties draw:stroke="solid" svg:stroke-width="0.011cm" svg:stroke-color="#000000" draw:marker-start="" draw:marker-start-width="0.065cm" draw:marker-start-center="false" draw:marker-end="" draw:marker-end-width="0.065cm" draw:marker-end-center="false" draw:fill="none" draw:fill-color="#729fcf" draw:textarea-horizontal-align="justify" draw:textarea-vertical-align="middle" draw:auto-grow-height="false" fo:min-height="3.205cm" fo:min-width="2.884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73" style:family="graphic" style:list-style-name="L70">
      <style:graphic-properties draw:stroke="solid" draw:stroke-dash="Dashed_20__28_var_29__20_52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71">
      <style:graphic-properties draw:stroke="solid" draw:stroke-dash="Dashed_20__28_var_29__20_53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72">
      <style:graphic-properties draw:stroke="solid" draw:stroke-dash="Dashed_20__28_var_29__20_54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73">
      <style:graphic-properties draw:stroke="solid" draw:stroke-dash="Dashed_20__28_var_29__20_55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77" style:family="graphic" style:list-style-name="L74">
      <style:graphic-properties draw:stroke="solid" draw:stroke-dash="Dashed_20__28_var_29__20_56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78" style:family="graphic" style:list-style-name="L75">
      <style:graphic-properties draw:stroke="solid" draw:stroke-dash="Dashed_20__28_var_29__20_57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79" style:family="graphic" style:list-style-name="L76">
      <style:graphic-properties draw:stroke="solid" draw:stroke-dash="Dashed_20__28_var_29__20_58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0" style:family="graphic" style:list-style-name="L77">
      <style:graphic-properties draw:stroke="solid" draw:stroke-dash="Dashed_20__28_var_29__20_59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1" style:family="graphic" style:list-style-name="L78">
      <style:graphic-properties draw:stroke="solid" draw:stroke-dash="Dashed_20__28_var_29__20_60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2" style:family="graphic" style:list-style-name="L79">
      <style:graphic-properties draw:stroke="solid" draw:stroke-dash="Dashed_20__28_var_29__20_61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80">
      <style:graphic-properties draw:stroke="solid" draw:stroke-dash="Dashed_20__28_var_29__20_62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4" style:family="graphic" style:list-style-name="L81">
      <style:graphic-properties draw:stroke="solid" draw:stroke-dash="Dashed_20__28_var_29__20_63" svg:stroke-width="0cm" svg:stroke-color="#000000" draw:marker-start="" draw:marker-start-width="0.349cm" draw:marker-start-center="false" draw:marker-end="Arrow" draw:marker-end-width="0.3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5" style:family="graphic" style:list-style-name="L82">
      <style:graphic-properties draw:stroke="solid" draw:stroke-dash="Dashed_20__28_var_29__20_64" svg:stroke-width="0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6" style:family="graphic" style:list-style-name="L83">
      <style:graphic-properties draw:stroke="solid" draw:stroke-dash="Dashed_20__28_var_29__20_65" svg:stroke-width="0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87" style:family="graphic" style:list-style-name="L84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3.33cm" fo:min-width="3.08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8" style:family="graphic" style:list-style-name="L85">
      <style:graphic-properties draw:stroke="solid" draw:stroke-dash="Dashed_20__28_var_29__20_66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86">
      <style:graphic-properties draw:stroke="solid" draw:stroke-dash="Dashed_20__28_var_29__20_67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87">
      <style:graphic-properties draw:stroke="solid" draw:stroke-dash="Dashed_20__28_var_29__20_68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88">
      <style:graphic-properties draw:stroke="solid" draw:stroke-dash="Dashed_20__28_var_29__20_69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89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372cm" fo:min-width="2.096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3" style:family="graphic" style:list-style-name="L90">
      <style:graphic-properties draw:stroke="solid" draw:stroke-dash="Dashed_20__28_var_29__20_70" svg:stroke-width="0cm" svg:stroke-color="#000000" draw:marker-start="" draw:marker-start-width="0.349cm" draw:marker-start-center="false" draw:marker-end="" draw:marker-end-width="0.349cm" draw:marker-end-center="false" draw:fill="hatch" draw:fill-color="#ffd320" draw:fill-hatch-name="Black_20_45_20_Degrees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4" style:family="graphic" style:list-style-name="L91">
      <style:graphic-properties draw:stroke="solid" draw:stroke-dash="Dashed_20__28_var_29__20_71" svg:stroke-width="0cm" svg:stroke-color="#000000" draw:marker-start="" draw:marker-start-width="0.349cm" draw:marker-start-center="false" draw:marker-end="" draw:marker-end-width="0.349cm" draw:marker-end-center="false" draw:fill="hatch" draw:fill-color="#ffd320" draw:fill-hatch-name="Black_20_45_20_Degrees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5" style:family="graphic" style:list-style-name="L92">
      <style:graphic-properties draw:stroke="solid" draw:stroke-dash="Dashed_20__28_var_29__20_72" svg:stroke-width="0cm" svg:stroke-color="#000000" draw:marker-start="" draw:marker-start-width="0.349cm" draw:marker-start-center="false" draw:marker-end="" draw:marker-end-width="0.349cm" draw:marker-end-center="false" draw:fill="hatch" draw:fill-color="#ffd320" draw:fill-hatch-name="Black_20_45_20_Degrees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6" style:family="graphic" style:list-style-name="L93">
      <style:graphic-properties draw:stroke="solid" draw:stroke-dash="Dashed_20__28_var_29__20_73" svg:stroke-width="0cm" svg:stroke-color="#000000" draw:marker-start="" draw:marker-start-width="0.349cm" draw:marker-start-center="false" draw:marker-end="" draw:marker-end-width="0.349cm" draw:marker-end-center="false" draw:fill="hatch" draw:fill-color="#ffd320" draw:fill-hatch-name="Black_20_45_20_Degrees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7" style:family="graphic" style:list-style-name="L94">
      <style:graphic-properties draw:stroke="solid" draw:stroke-dash="Dashed_20__28_var_29__20_74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8" style:family="graphic" style:list-style-name="L95">
      <style:graphic-properties draw:stroke="solid" draw:stroke-dash="Dashed_20__28_var_29__20_75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99" style:family="graphic" style:list-style-name="L96">
      <style:graphic-properties draw:stroke="solid" draw:stroke-dash="Dashed_20__28_var_29__20_76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100" style:family="graphic" style:list-style-name="L97">
      <style:graphic-properties draw:stroke="solid" draw:stroke-dash="Dashed_20__28_var_29__20_77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101" style:family="graphic" style:list-style-name="L98">
      <style:graphic-properties draw:stroke="solid" draw:stroke-dash="Dashed_20__28_var_29__20_78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  <style:style style:name="gr102" style:family="graphic" style:list-style-name="L99">
      <style:graphic-properties draw:stroke="solid" draw:stroke-dash="Dashed_20__28_var_29__20_79" svg:stroke-width="0cm" svg:stroke-color="#000000" draw:marker-start="" draw:marker-start-width="0.349cm" draw:marker-start-center="false" draw:marker-end="Arrow" draw:marker-end-width="0.3cm" draw:marker-end-center="false" draw:fill="none" draw:fill-color="#ffd320" draw:fill-hatch-solid="false" draw:fill-image-width="0cm" draw:fill-image-height="0cm" draw:textarea-horizontal-align="justify" draw:textarea-vertical-align="middle" fo:padding-top="0.076cm" fo:padding-bottom="0.076cm" fo:padding-left="0.199cm" fo:padding-right="0.199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g text:anchor-type="paragraph" draw:z-index="0" draw:style-name="gr1"><draw:g draw:name="AC" draw:style-name="gr2"><draw:path draw:style-name="gr3" draw:text-style-name="P2" svg:width="1.294cm" svg:height="0.679cm" svg:x="0.849cm" svg:y="9.557cm" svg:viewBox="0 0 1295 680" svg:d="M0 340c52 8 216-341 389-340 278 1 207 681 485 680 188-1 306-376 421-372"><text:p/></draw:path><draw:path draw:style-name="gr4" draw:text-style-name="P2" svg:width="1.294cm" svg:height="0.679cm" svg:x="0.849cm" svg:y="9.962cm" svg:viewBox="0 0 1295 680" svg:d="M0 340c52 8 216-341 389-340 278 1 207 681 485 680 188-1 306-376 421-372"><text:p/></draw:path><draw:custom-shape draw:style-name="gr5" draw:text-style-name="P2" svg:width="1.701cm" svg:height="1.701cm" svg:x="0.63cm" svg:y="9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6" draw:text-style-name="P2" svg:width="0.6cm" svg:height="2.7cm" svg:x="1.229cm" svg:y="6.433cm"><text:p/><draw:enhanced-geometry svg:viewBox="0 0 21600 21600" draw:type="rectangle" draw:enhanced-path="M 0 0 L 21600 0 21600 21600 0 21600 0 0 Z N"/></draw:custom-shape><draw:polyline draw:style-name="gr7" draw:text-style-name="P2" svg:width="1.199cm" svg:height="0.399cm" draw:transform="rotate (1.5707963267949) translate (1.529875cm 6.43245833333333cm)" svg:viewBox="0 0 1200 400" draw:points="0,0 1200,0 1200,400"><text:p/></draw:polyline><draw:polyline draw:style-name="gr8" draw:text-style-name="P2" svg:width="0.199cm" svg:height="0.399cm" draw:transform="rotate (-1.5707963267949) translate (1.929875cm 10.9324583333333cm)" svg:viewBox="0 0 200 400" draw:points="0,400 200,400 200,0"><text:p/></draw:polyline><draw:line draw:style-name="gr9" draw:text-style-name="P2" svg:x1="2.23cm" svg:y1="11.132cm" svg:x2="2.73cm" svg:y2="11.132cm"><text:p/></draw:line><draw:line draw:style-name="gr10" draw:text-style-name="P2" svg:x1="2.23cm" svg:y1="5.232cm" svg:x2="2.73cm" svg:y2="5.232cm"><text:p/></draw:line><draw:line draw:style-name="gr11" draw:text-style-name="P2" svg:x1="3.03cm" svg:y1="11.132cm" svg:x2="3.53cm" svg:y2="11.132cm"><text:p/></draw:line><draw:line draw:style-name="gr12" draw:text-style-name="P2" svg:x1="3.03cm" svg:y1="5.232cm" svg:x2="3.53cm" svg:y2="5.232cm"><text:p/></draw:line><draw:custom-shape draw:style-name="gr13" draw:text-style-name="P2" svg:width="0.202cm" svg:height="0.2cm" svg:x="3.53cm" svg:y="11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" svg:width="0.202cm" svg:height="0.2cm" svg:x="3.53cm" svg:y="5.1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2" svg:x1="1.53cm" svg:y1="9.232cm" svg:x2="1.53cm" svg:y2="9.132cm"><text:p/></draw:line><draw:line draw:style-name="gr16" draw:text-style-name="P2" svg:x1="3.73cm" svg:y1="5.232cm" svg:x2="4.63cm" svg:y2="5.232cm"><text:p/></draw:line><draw:line draw:style-name="gr17" draw:text-style-name="P2" svg:x1="4.63cm" svg:y1="5.632cm" svg:x2="4.63cm" svg:y2="4.832cm"><text:p/></draw:line><draw:line draw:style-name="gr18" draw:text-style-name="P2" svg:x1="4.83cm" svg:y1="5.632cm" svg:x2="4.83cm" svg:y2="4.832cm"><text:p/></draw:line><draw:line draw:style-name="gr19" draw:text-style-name="P2" svg:x1="4.83cm" svg:y1="5.232cm" svg:x2="6.63cm" svg:y2="5.232cm"><text:p/></draw:line><draw:custom-shape draw:style-name="gr20" draw:text-style-name="P2" svg:width="0.2cm" svg:height="0.2cm" svg:x="6.63cm" svg:y="5.1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2" svg:x1="6.83cm" svg:y1="5.232cm" svg:x2="9.13cm" svg:y2="5.232cm"><text:p/></draw:line><draw:line draw:style-name="gr22" draw:text-style-name="P2" svg:x1="6.73cm" svg:y1="5.332cm" svg:x2="6.73cm" svg:y2="7.832cm"><text:p/></draw:line><draw:custom-shape draw:style-name="gr23" draw:text-style-name="P2" svg:width="0.6cm" svg:height="2.601cm" svg:x="6.429cm" svg:y="7.832cm"><text:p/><draw:enhanced-geometry svg:viewBox="0 0 21600 21600" draw:type="rectangle" draw:enhanced-path="M 0 0 L 21600 0 21600 21600 0 21600 0 0 Z N"/></draw:custom-shape><draw:custom-shape draw:style-name="gr24" draw:text-style-name="P2" svg:width="0.6cm" svg:height="2.601cm" svg:x="6.429cm" svg:y="1.233cm"><text:p/><draw:enhanced-geometry svg:viewBox="0 0 21600 21600" draw:type="rectangle" draw:enhanced-path="M 0 0 L 21600 0 21600 21600 0 21600 0 0 Z N"/></draw:custom-shape><draw:line draw:style-name="gr25" draw:text-style-name="P2" svg:x1="6.73cm" svg:y1="5.132cm" svg:x2="6.73cm" svg:y2="3.832cm"><text:p/></draw:line><draw:custom-shape draw:style-name="gr26" draw:text-style-name="P2" svg:width="2.001cm" svg:height="1.999cm" svg:x="8.729cm" svg:y="4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7" draw:text-style-name="P2" svg:x1="9.13cm" svg:y1="4.832cm" svg:x2="9.13cm" svg:y2="5.632cm"><text:p/></draw:line><draw:polyline draw:style-name="gr28" draw:text-style-name="P2" svg:width="4.048cm" svg:height="2.55cm" draw:transform="rotate (-0.554316570433399) translate (9.1298867966743cm 5.2324392775535cm)" svg:viewBox="0 0 4049 2551" draw:points="0,0 2470,0 4049,2551"><text:p/></draw:polyline><draw:polyline draw:style-name="gr29" draw:text-style-name="P2" svg:width="1.999cm" svg:height="0.999cm" draw:transform="rotate (-3.14159265358979) translate (11.229875cm 8.83245833333333cm)" svg:viewBox="0 0 2000 1000" draw:points="0,1000 2000,1000 2000,0"><text:p/></draw:polyline><draw:line draw:style-name="gr30" draw:text-style-name="P2" svg:x1="8.73cm" svg:y1="8.832cm" svg:x2="9.73cm" svg:y2="8.832cm"><text:p/></draw:line><draw:line draw:style-name="gr31" draw:text-style-name="P2" svg:x1="8.73cm" svg:y1="9.032cm" svg:x2="9.73cm" svg:y2="9.032cm"><text:p/></draw:line><draw:line draw:style-name="gr32" draw:text-style-name="P2" svg:x1="9.23cm" svg:y1="9.032cm" svg:x2="9.23cm" svg:y2="11.032cm"><text:p/></draw:line><draw:line draw:style-name="gr33" draw:text-style-name="P2" svg:x1="3.73cm" svg:y1="11.132cm" svg:x2="6.63cm" svg:y2="11.132cm"><text:p/></draw:line><draw:line draw:style-name="gr34" draw:text-style-name="P2" svg:x1="6.83cm" svg:y1="11.132cm" svg:x2="9.13cm" svg:y2="11.132cm"><text:p/></draw:line><draw:line draw:style-name="gr35" draw:text-style-name="P2" svg:x1="9.33cm" svg:y1="11.132cm" svg:x2="11.13cm" svg:y2="11.132cm"><text:p/></draw:line><draw:line draw:style-name="gr36" draw:text-style-name="P2" svg:x1="11.23cm" svg:y1="11.032cm" svg:x2="11.23cm" svg:y2="10.732cm"><text:p/></draw:line><draw:custom-shape draw:style-name="gr37" draw:text-style-name="P2" svg:width="0.602cm" svg:height="1.202cm" svg:x="10.929cm" svg:y="9.532cm"><text:p/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2" svg:width="0.2cm" svg:height="0.2cm" svg:x="6.63cm" svg:y="11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2" svg:width="0.2cm" svg:height="0.2cm" svg:x="11.13cm" svg:y="11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2" svg:width="0.2cm" svg:height="0.2cm" svg:x="9.13cm" svg:y="11.0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1" draw:text-style-name="P2" svg:x1="6.73cm" svg:y1="11.032cm" svg:x2="6.73cm" svg:y2="10.432cm"><text:p/></draw:line><draw:polyline draw:style-name="gr42" draw:text-style-name="P2" svg:width="4.399cm" svg:height="0.299cm" svg:x="11.33cm" svg:y="10.832cm" svg:viewBox="0 0 4400 300" draw:points="0,300 4400,300 4400,0"><text:p/></draw:polyline><draw:line draw:style-name="gr43" draw:text-style-name="P2" svg:x1="15.73cm" svg:y1="10.632cm" svg:x2="15.73cm" svg:y2="10.232cm"><text:p/></draw:line><draw:line draw:style-name="gr44" draw:text-style-name="P2" svg:x1="15.73cm" svg:y1="10.032cm" svg:x2="15.73cm" svg:y2="9.932cm"><text:p/></draw:line><draw:line draw:style-name="gr45" draw:text-style-name="P2" svg:x1="15.73cm" svg:y1="9.732cm" svg:x2="15.73cm" svg:y2="9.432cm"><text:p/></draw:line><draw:custom-shape draw:style-name="gr46" draw:text-style-name="P2" svg:width="0.6cm" svg:height="2.601cm" svg:x="15.431cm" svg:y="6.833cm"><text:p/><draw:enhanced-geometry svg:viewBox="0 0 21600 21600" draw:type="rectangle" draw:enhanced-path="M 0 0 L 21600 0 21600 21600 0 21600 0 0 Z N"/></draw:custom-shape><draw:line draw:style-name="gr47" draw:text-style-name="P2" svg:x1="11.23cm" svg:y1="3.432cm" svg:x2="12.13cm" svg:y2="3.432cm"><text:p/></draw:line><draw:line draw:style-name="gr48" draw:text-style-name="P2" svg:x1="12.13cm" svg:y1="3.832cm" svg:x2="12.13cm" svg:y2="3.032cm"><text:p/></draw:line><draw:line draw:style-name="gr49" draw:text-style-name="P2" svg:x1="12.33cm" svg:y1="3.832cm" svg:x2="12.33cm" svg:y2="3.032cm"><text:p/></draw:line><draw:line draw:style-name="gr50" draw:text-style-name="P2" svg:x1="12.33cm" svg:y1="3.432cm" svg:x2="14.13cm" svg:y2="3.432cm"><text:p/></draw:line><draw:polyline draw:style-name="gr51" draw:text-style-name="P2" svg:width="2.602cm" svg:height="0.335cm" draw:transform="rotate (0.576307719008527) translate (8.947021418908cm 4.95110357045218cm)" svg:viewBox="0 0 2603 336" draw:points="0,336 2385,335 2603,0"><text:p/></draw:polyline><draw:custom-shape draw:style-name="gr52" draw:text-style-name="P2" svg:width="0.202cm" svg:height="0.202cm" svg:x="11.03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2" svg:width="0.2cm" svg:height="0.202cm" svg:x="14.131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4" draw:text-style-name="P2" svg:x1="11.13cm" svg:y1="3.332cm" svg:x2="11.13cm" svg:y2="3.132cm"><text:p/></draw:line><draw:custom-shape draw:style-name="gr55" draw:text-style-name="P2" svg:width="0.6cm" svg:height="2.601cm" svg:x="10.83cm" svg:y="0.533cm"><text:p/><draw:enhanced-geometry svg:viewBox="0 0 21600 21600" draw:type="rectangle" draw:enhanced-path="M 0 0 L 21600 0 21600 21600 0 21600 0 0 Z N"/></draw:custom-shape><draw:line draw:style-name="gr56" draw:text-style-name="P2" svg:x1="9.13cm" svg:y1="5.232cm" svg:x2="10.43cm" svg:y2="6.032cm"><text:p/></draw:line><draw:polyline draw:style-name="gr57" draw:text-style-name="P2" svg:width="0.999cm" svg:height="4.299cm" draw:transform="rotate (1.5707963267949) translate (6.729875cm 1.23245833333333cm)" svg:viewBox="0 0 1000 4300" draw:points="0,0 1000,0 1000,4300"><text:p/></draw:polyline><draw:custom-shape draw:style-name="gr58" draw:text-style-name="P2" svg:width="0.202cm" svg:height="0.2cm" svg:x="11.03cm" svg:y="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9" draw:text-style-name="P2" svg:x1="11.13cm" svg:y1="0.532cm" svg:x2="11.13cm" svg:y2="0.332cm"><text:p/></draw:line><draw:line draw:style-name="gr60" draw:text-style-name="P2" svg:x1="11.23cm" svg:y1="0.232cm" svg:x2="15.63cm" svg:y2="0.232cm"><text:p/></draw:line><draw:polyline draw:style-name="gr61" draw:text-style-name="P2" svg:width="0.299cm" svg:height="0.199cm" svg:x="15.43cm" svg:y="3.432cm" svg:viewBox="0 0 300 200" draw:points="0,0 300,0 300,200"><text:p/></draw:polyline><draw:line draw:style-name="gr62" draw:text-style-name="P2" svg:x1="15.73cm" svg:y1="3.732cm" svg:x2="15.73cm" svg:y2="4.232cm"><text:p/></draw:line><draw:line draw:style-name="gr63" draw:text-style-name="P2" svg:x1="15.73cm" svg:y1="4.432cm" svg:x2="15.73cm" svg:y2="4.932cm"><text:p/></draw:line><draw:line draw:style-name="gr64" draw:text-style-name="P2" svg:x1="15.73cm" svg:y1="5.132cm" svg:x2="15.73cm" svg:y2="5.632cm"><text:p/></draw:line><draw:line draw:style-name="gr65" draw:text-style-name="P2" svg:x1="15.73cm" svg:y1="5.932cm" svg:x2="15.73cm" svg:y2="6.432cm"><text:p/></draw:line><draw:line draw:style-name="gr66" draw:text-style-name="P2" svg:x1="15.73cm" svg:y1="6.732cm" svg:x2="15.73cm" svg:y2="6.832cm"><text:p/></draw:line><draw:line draw:style-name="gr67" draw:text-style-name="P2" svg:x1="14.33cm" svg:y1="3.432cm" svg:x2="14.43cm" svg:y2="3.432cm"><text:p/></draw:line><draw:line draw:style-name="gr68" draw:text-style-name="P2" svg:x1="14.73cm" svg:y1="3.432cm" svg:x2="15.13cm" svg:y2="3.432cm"><text:p/></draw:line><draw:custom-shape draw:style-name="gr69" draw:text-style-name="P2" svg:width="0.2cm" svg:height="0.2cm" svg:x="15.63cm" svg:y="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0" draw:text-style-name="P3" svg:width="0.731cm" svg:height="0.53cm" svg:x="0cm" svg:y="5.703cm"><draw:image xlink:href="Pictures/20000016000002DA00000213EF6B1897.svm" xlink:type="simple" xlink:show="embed" xlink:actuate="onLoad"><text:p/></draw:image></draw:frame><draw:frame draw:style-name="gr70" draw:text-style-name="P3" svg:width="0.981cm" svg:height="0.533cm" svg:x="16.148cm" svg:y="0cm"><draw:image xlink:href="Pictures/2000001D000003D50000021377AAC380.svm" xlink:type="simple" xlink:show="embed" xlink:actuate="onLoad"><text:p/></draw:image></draw:frame><draw:frame draw:style-name="gr70" draw:text-style-name="P3" svg:width="0.765cm" svg:height="0.53cm" svg:x="16.529cm" svg:y="7.733cm"><draw:image xlink:href="Pictures/20000016000002FC00000213D3B0D3AE.svm" xlink:type="simple" xlink:show="embed" xlink:actuate="onLoad"><text:p/></draw:image></draw:frame><draw:frame draw:style-name="gr70" draw:text-style-name="P3" svg:width="0.609cm" svg:height="0.533cm" svg:x="8.622cm" svg:y="3.632cm"><draw:image xlink:href="Pictures/20000016000002600000021389D02B3E.svm" xlink:type="simple" xlink:show="embed" xlink:actuate="onLoad"><text:p/></draw:image></draw:frame><draw:frame draw:style-name="gr70" draw:text-style-name="P3" svg:width="0.639cm" svg:height="0.533cm" svg:x="1.93cm" svg:y="7.332cm"><draw:image xlink:href="Pictures/2000001600000280000002138522C9D7.svm" xlink:type="simple" xlink:show="embed" xlink:actuate="onLoad"><text:p/></draw:image></draw:frame><draw:frame draw:style-name="gr70" draw:text-style-name="P3" svg:width="0.634cm" svg:height="0.532cm" svg:x="4.897cm" svg:y="4.401cm"><draw:image xlink:href="Pictures/200000160000027A00000213495077A2.svm" xlink:type="simple" xlink:show="embed" xlink:actuate="onLoad"><text:p/></draw:image></draw:frame><draw:frame draw:style-name="gr70" draw:text-style-name="P3" svg:width="0.636cm" svg:height="0.533cm" svg:x="12.294cm" svg:y="2.632cm"><draw:image xlink:href="Pictures/200000160000027B00000213489A17A1.svm" xlink:type="simple" xlink:show="embed" xlink:actuate="onLoad"><text:p/></draw:image></draw:frame><draw:frame draw:style-name="gr70" draw:text-style-name="P3" svg:width="0.623cm" svg:height="0.533cm" svg:x="7.107cm" svg:y="1.3cm"><draw:image xlink:href="Pictures/200000160000026F00000213B5B33B17.svm" xlink:type="simple" xlink:show="embed" xlink:actuate="onLoad"><text:p/></draw:image></draw:frame><draw:frame draw:style-name="gr70" draw:text-style-name="P3" svg:width="0.623cm" svg:height="0.533cm" svg:x="7.13cm" svg:y="7.9cm"><draw:image xlink:href="Pictures/200000160000027000000213C92EDA81.svm" xlink:type="simple" xlink:show="embed" xlink:actuate="onLoad"><text:p/></draw:image></draw:frame><draw:frame draw:style-name="gr70" draw:text-style-name="P3" svg:width="0.68cm" svg:height="0.533cm" svg:x="11.43cm" svg:y="0.732cm"><draw:image xlink:href="Pictures/20000016000002A8000002131738F0EC.svm" xlink:type="simple" xlink:show="embed" xlink:actuate="onLoad"><text:p/></draw:image></draw:frame><draw:frame draw:style-name="gr70" draw:text-style-name="P3" svg:width="0.676cm" svg:height="0.533cm" svg:x="11.654cm" svg:y="9.7cm"><draw:image xlink:href="Pictures/20000016000002A30000021301CC7D7C.svm" xlink:type="simple" xlink:show="embed" xlink:actuate="onLoad"><text:p/></draw:image></draw:frame><draw:frame draw:style-name="gr70" draw:text-style-name="P3" svg:width="0.653cm" svg:height="0.533cm" svg:x="14.73cm" svg:y="7.033cm"><draw:image xlink:href="Pictures/200000160000028D000002136884768D.svm" xlink:type="simple" xlink:show="embed" xlink:actuate="onLoad"><text:p/></draw:image></draw:frame><draw:custom-shape draw:style-name="gr71" draw:text-style-name="P2" svg:width="3.813cm" svg:height="3.848cm" svg:x="1.819cm" svg:y="18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2" svg:width="4.8cm" svg:height="4.899cm" svg:x="1.33cm" svg:y="17.8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3" draw:text-style-name="P2" svg:x1="3.73cm" svg:y1="18.332cm" svg:x2="3.73cm" svg:y2="16.732cm"><text:p/></draw:line><draw:line draw:style-name="gr74" draw:text-style-name="P2" svg:x1="3.73cm" svg:y1="22.232cm" svg:x2="3.73cm" svg:y2="24.232cm"><text:p/></draw:line><draw:line draw:style-name="gr75" draw:text-style-name="P2" svg:x1="2.43cm" svg:y1="21.732cm" svg:x2="0.83cm" svg:y2="23.332cm"><text:p/></draw:line><draw:line draw:style-name="gr76" draw:text-style-name="P2" svg:x1="4.13cm" svg:y1="17.832cm" svg:x2="3.73cm" svg:y2="17.832cm"><text:p/></draw:line><draw:line draw:style-name="gr77" draw:text-style-name="P2" svg:x1="4.13cm" svg:y1="22.732cm" svg:x2="3.73cm" svg:y2="22.732cm"><text:p/></draw:line><draw:line draw:style-name="gr78" draw:text-style-name="P2" svg:x1="3.33cm" svg:y1="22.732cm" svg:x2="3.73cm" svg:y2="22.732cm"><text:p/></draw:line><draw:line draw:style-name="gr79" draw:text-style-name="P2" svg:x1="2.33cm" svg:y1="22.232cm" svg:x2="2.03cm" svg:y2="22.032cm"><text:p/></draw:line><draw:line draw:style-name="gr80" draw:text-style-name="P2" svg:x1="1.83cm" svg:y1="21.832cm" svg:x2="2.03cm" svg:y2="22.032cm"><text:p/></draw:line><draw:line draw:style-name="gr81" draw:text-style-name="P2" svg:x1="3.33cm" svg:y1="17.832cm" svg:x2="3.73cm" svg:y2="17.832cm"><text:p/></draw:line><draw:line draw:style-name="gr82" draw:text-style-name="P2" svg:x1="2.33cm" svg:y1="18.832cm" svg:x2="0.83cm" svg:y2="17.432cm"><text:p/></draw:line><draw:line draw:style-name="gr83" draw:text-style-name="P2" svg:x1="2.33cm" svg:y1="18.332cm" svg:x2="2.03cm" svg:y2="18.532cm"><text:p/></draw:line><draw:line draw:style-name="gr84" draw:text-style-name="P2" svg:x1="1.73cm" svg:y1="18.832cm" svg:x2="2.03cm" svg:y2="18.532cm"><text:p/></draw:line><draw:line draw:style-name="gr85" draw:text-style-name="P2" svg:x1="6.13cm" svg:y1="20.232cm" svg:x2="7.33cm" svg:y2="20.232cm"><text:p/></draw:line><draw:line draw:style-name="gr86" draw:text-style-name="P2" svg:x1="1.33cm" svg:y1="20.232cm" svg:x2="0.13cm" svg:y2="20.232cm"><text:p/></draw:line><draw:frame draw:style-name="gr70" draw:text-style-name="P3" svg:width="0.609cm" svg:height="0.533cm" svg:x="3.921cm" svg:y="16.401cm"><draw:image xlink:href="Pictures/200000160000026000000213B176DE0D.svm" xlink:type="simple" xlink:show="embed" xlink:actuate="onLoad"><text:p/></draw:image></draw:frame><draw:frame draw:style-name="gr70" draw:text-style-name="P3" svg:width="0.415cm" svg:height="0.468cm" svg:x="3.537cm" svg:y="16.238cm"><draw:image xlink:href="Pictures/2000000F0000019D000001D4BA8F0186.svm" xlink:type="simple" xlink:show="embed" xlink:actuate="onLoad"><text:p/></draw:image></draw:frame><draw:frame draw:style-name="gr70" draw:text-style-name="P3" svg:width="0.414cm" svg:height="0.468cm" svg:x="3.53cm" svg:y="24.465cm"><draw:image xlink:href="Pictures/2000000F0000019B000001D4D468B9FE.svm" xlink:type="simple" xlink:show="embed" xlink:actuate="onLoad"><text:p/></draw:image></draw:frame><draw:frame draw:style-name="gr70" draw:text-style-name="P3" svg:width="0.417cm" svg:height="0.468cm" svg:x="0.33cm" svg:y="23.465cm"><draw:image xlink:href="Pictures/2000000F000001A2000001D4AD171BBF.svm" xlink:type="simple" xlink:show="embed" xlink:actuate="onLoad"><text:p/></draw:image></draw:frame><draw:frame draw:style-name="gr70" draw:text-style-name="P3" svg:width="0.438cm" svg:height="0.47cm" svg:x="0.33cm" svg:y="17.032cm"><draw:image xlink:href="Pictures/2000000F000001B8000001D450EC65CA.svm" xlink:type="simple" xlink:show="embed" xlink:actuate="onLoad"><text:p/></draw:image></draw:frame><draw:frame draw:style-name="gr70" draw:text-style-name="P3" svg:width="0.609cm" svg:height="0.532cm" svg:x="0.822cm" svg:y="16.833cm"><draw:image xlink:href="Pictures/200000160000026000000213B176DE0D.svm" xlink:type="simple" xlink:show="embed" xlink:actuate="onLoad"><text:p/></draw:image></draw:frame><draw:frame draw:style-name="gr70" draw:text-style-name="P3" svg:width="0.609cm" svg:height="0.532cm" svg:x="0.122cm" svg:y="22.733cm"><draw:image xlink:href="Pictures/200000160000026000000213B176DE0D.svm" xlink:type="simple" xlink:show="embed" xlink:actuate="onLoad"><text:p/></draw:image></draw:frame><draw:frame draw:style-name="gr70" draw:text-style-name="P3" svg:width="0.609cm" svg:height="0.532cm" svg:x="2.93cm" svg:y="24.001cm"><draw:image xlink:href="Pictures/200000160000026000000213B176DE0D.svm" xlink:type="simple" xlink:show="embed" xlink:actuate="onLoad"><text:p/></draw:image></draw:frame><draw:frame draw:style-name="gr70" draw:text-style-name="P3" svg:width="0.777cm" svg:height="0.47cm" svg:x="6.53cm" svg:y="20.364cm"><draw:image xlink:href="Pictures/2000001600000309000001D4A7AD6ED8.svm" xlink:type="simple" xlink:show="embed" xlink:actuate="onLoad"><text:p/></draw:image></draw:frame><draw:frame draw:style-name="gr70" draw:text-style-name="P3" svg:width="0.519cm" svg:height="0.47cm" svg:x="2.512cm" svg:y="17.364cm"><draw:image xlink:href="Pictures/2000000F00000205000001D44602481D.svm" xlink:type="simple" xlink:show="embed" xlink:actuate="onLoad"><text:p/></draw:image></draw:frame><draw:frame draw:style-name="gr70" draw:text-style-name="P3" svg:width="0.518cm" svg:height="0.468cm" svg:x="0.73cm" svg:y="20.465cm"><draw:image xlink:href="Pictures/2000000F00000205000001D44602481D.svm" xlink:type="simple" xlink:show="embed" xlink:actuate="onLoad"><text:p/></draw:image></draw:frame><draw:frame draw:style-name="gr70" draw:text-style-name="P3" svg:width="0.519cm" svg:height="0.47cm" svg:x="2.411cm" svg:y="22.564cm"><draw:image xlink:href="Pictures/2000000F00000205000001D44602481D.svm" xlink:type="simple" xlink:show="embed" xlink:actuate="onLoad"><text:p/></draw:image></draw:frame><draw:custom-shape draw:style-name="gr87" draw:text-style-name="P2" svg:width="5.201cm" svg:height="5.201cm" svg:x="10.13cm" svg:y="17.6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draw:style-name="gr88" draw:text-style-name="P2" svg:width="1.499cm" svg:height="1.099cm" draw:transform="rotate (1.5707963267949) translate (12.229875cm 17.7324583333333cm)" svg:viewBox="0 0 1500 1100" draw:points="0,0 1500,0 1500,1100 100,1100"><text:p/></draw:polyline><draw:polyline draw:style-name="gr89" draw:text-style-name="P2" svg:width="1.332cm" svg:height="0.943cm" draw:transform="skewX (-0.0628318530717959) rotate (2.21447375493041) translate (10.7105849903394cm 18.6130227040093cm)" svg:viewBox="0 0 1333 944" draw:points="0,944 1333,944 1301,0 49,64"><text:p/></draw:polyline><draw:polyline draw:style-name="gr90" draw:text-style-name="P2" svg:width="1.484cm" svg:height="0.99cm" draw:transform="skewX (0.00122173047639591) rotate (-2.56999732356165) translate (11.0718608804612cm 22.1979083132162cm)" svg:viewBox="0 0 1485 991" draw:points="127,991 1485,913 1358,0 0,78"><draw:glue-point draw:id="4" svg:x="-2.058cm" svg:y="-5.333cm"/><draw:glue-point draw:id="5" svg:x="2.647cm" svg:y="-5.333cm"/><text:p/></draw:polyline><draw:polyline draw:style-name="gr91" draw:text-style-name="P2" svg:width="1.599cm" svg:height="1.099cm" draw:transform="rotate (-1.5707963267949) translate (13.329875cm 22.7324583333333cm)" svg:viewBox="0 0 1600 1100" draw:points="100,1100 1600,1100 1600,0 0,0"><text:p/></draw:polyline><draw:custom-shape draw:style-name="gr92" draw:text-style-name="P2" svg:width="3.811cm" svg:height="3.848cm" svg:x="10.82cm" svg:y="18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93" draw:text-style-name="P2" svg:width="1.399cm" svg:height="1.099cm" draw:transform="rotate (-1.5707963267949) translate (13.329875cm 16.2324583333333cm)" svg:viewBox="0 0 1400 1100" draw:points="0,1100 1400,1100 1400,0 0,0"><text:p/></draw:polygon><draw:polygon draw:style-name="gr94" draw:text-style-name="P2" svg:width="1.232cm" svg:height="0.92cm" draw:transform="skewX (-0.00122173047639596) rotate (2.2455406156159) translate (10.6811451045009cm 18.4715395213525cm)" svg:viewBox="0 0 1233 921" draw:points="15,843 1233,921 1203,0 0,62"><text:p/></draw:polygon><draw:polygon draw:style-name="gr95" draw:text-style-name="P2" svg:width="1.28cm" svg:height="0.999cm" draw:transform="rotate (-2.46702289769399) translate (10.9541348637971cm 22.2130571990024cm)" svg:viewBox="0 0 1281 1000" draw:points="0,1000 1281,1000 1249,78 31,0"><text:p/></draw:polygon><draw:polygon draw:style-name="gr96" draw:text-style-name="P2" svg:width="1.499cm" svg:height="1.099cm" draw:transform="rotate (-1.5707963267949) translate (13.329875cm 22.8324583333333cm)" svg:viewBox="0 0 1500 1100" draw:points="0,1100 1500,1100 1500,0 0,0"><text:p/></draw:polygon><draw:frame draw:style-name="gr70" draw:text-style-name="P3" svg:width="0.414cm" svg:height="0.47cm" svg:x="12.531cm" svg:y="15.632cm"><draw:image xlink:href="Pictures/2000000F0000019D000001D4BA8F0186.svm" xlink:type="simple" xlink:show="embed" xlink:actuate="onLoad"><text:p/></draw:image></draw:frame><draw:frame draw:style-name="gr70" draw:text-style-name="P3" svg:width="0.417cm" svg:height="0.468cm" svg:x="9.169cm" svg:y="22.565cm"><draw:image xlink:href="Pictures/2000000F000001A2000001D4AD171BBF.svm" xlink:type="simple" xlink:show="embed" xlink:actuate="onLoad"><text:p/></draw:image></draw:frame><draw:frame draw:style-name="gr70" draw:text-style-name="P3" svg:width="0.438cm" svg:height="0.468cm" svg:x="9.772cm" svg:y="16.771cm"><draw:image xlink:href="Pictures/2000000F000001B8000001D450EC65CA.svm" xlink:type="simple" xlink:show="embed" xlink:actuate="onLoad"><text:p/></draw:image></draw:frame><draw:frame draw:style-name="gr70" draw:text-style-name="P3" svg:width="0.412cm" svg:height="0.47cm" svg:x="12.531cm" svg:y="24.564cm"><draw:image xlink:href="Pictures/2000000F0000019B000001D4D468B9FE.svm" xlink:type="simple" xlink:show="embed" xlink:actuate="onLoad"><text:p/></draw:image></draw:frame><draw:frame draw:style-name="gr70" draw:text-style-name="P3" svg:width="0.729cm" svg:height="0.532cm" svg:x="10.948cm" svg:y="16.127cm"><draw:image xlink:href="Pictures/20000016000002E200000213E52F90DB.svm" xlink:type="simple" xlink:show="embed" xlink:actuate="onLoad"><text:p/></draw:image></draw:frame><draw:line draw:style-name="gr97" draw:text-style-name="P2" svg:x1="11.73cm" svg:y1="16.532cm" svg:x2="10.83cm" svg:y2="17.232cm"><text:p/></draw:line><draw:line draw:style-name="gr98" draw:text-style-name="P2" svg:x1="9.03cm" svg:y1="18.632cm" svg:x2="10.13cm" svg:y2="17.732cm"><text:p/></draw:line><draw:frame draw:style-name="gr70" draw:text-style-name="P3" svg:width="0.519cm" svg:height="0.468cm" svg:x="9.412cm" svg:y="20.064cm"><draw:image xlink:href="Pictures/2000000F00000205000001D44602481D.svm" xlink:type="simple" xlink:show="embed" xlink:actuate="onLoad"><text:p/></draw:image></draw:frame><draw:frame draw:style-name="gr70" draw:text-style-name="P3" svg:width="0.518cm" svg:height="0.468cm" svg:x="11.231cm" svg:y="17.265cm"><draw:image xlink:href="Pictures/2000000F00000205000001D44602481D.svm" xlink:type="simple" xlink:show="embed" xlink:actuate="onLoad"><text:p/></draw:image></draw:frame><draw:frame draw:style-name="gr70" draw:text-style-name="P3" svg:width="0.777cm" svg:height="0.468cm" svg:x="15.431cm" svg:y="21.364cm"><draw:image xlink:href="Pictures/2000001600000309000001D4A7AD6ED8.svm" xlink:type="simple" xlink:show="embed" xlink:actuate="onLoad"><text:p/></draw:image></draw:frame><draw:frame draw:style-name="gr70" draw:text-style-name="P3" svg:width="0.729cm" svg:height="0.533cm" svg:x="9.901cm" svg:y="23.633cm"><draw:image xlink:href="Pictures/20000016000002DE000002131FB95032.svm" xlink:type="simple" xlink:show="embed" xlink:actuate="onLoad"><text:p/></draw:image></draw:frame><draw:frame draw:style-name="gr70" draw:text-style-name="P3" svg:width="0.729cm" svg:height="0.532cm" svg:x="16.03cm" svg:y="19.433cm"><draw:image xlink:href="Pictures/20000016000002DD000002136324B1A4.svm" xlink:type="simple" xlink:show="embed" xlink:actuate="onLoad"><text:p/></draw:image></draw:frame><draw:line draw:style-name="gr99" draw:text-style-name="P2" svg:x1="11.23cm" svg:y1="23.732cm" svg:x2="11.73cm" svg:y2="22.532cm"><text:p/></draw:line><draw:line draw:style-name="gr100" draw:text-style-name="P2" svg:x1="12.53cm" svg:y1="20.632cm" svg:x2="11.93cm" svg:y2="21.932cm"><text:p/></draw:line><draw:frame draw:style-name="gr70" draw:text-style-name="P3" svg:width="0.519cm" svg:height="0.47cm" svg:x="10.73cm" svg:y="22.532cm"><draw:image xlink:href="Pictures/2000000F00000205000001D44602481D.svm" xlink:type="simple" xlink:show="embed" xlink:actuate="onLoad"><text:p/></draw:image></draw:frame><draw:line draw:style-name="gr101" draw:text-style-name="P2" svg:x1="16.73cm" svg:y1="20.232cm" svg:x2="15.33cm" svg:y2="20.232cm"><text:p/></draw:line><draw:line draw:style-name="gr102" draw:text-style-name="P2" svg:x1="13.43cm" svg:y1="20.232cm" svg:x2="14.73cm" svg:y2="20.23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Gregor</meta:initial-creator>
    <meta:creation-date>2016-10-11T16:46:00.128775447</meta:creation-date>
    <dc:date>2016-10-11T19:18:04.592256935</dc:date>
    <dc:creator>Piotr Gregor</dc:creator>
    <meta:editing-duration>PT1H24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